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3.443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ut</text:p>
          </table:table-cell>
          <table:table-cell table:style-name="ce1" office:value-type="string" calcext:value-type="string">
            <text:p>Folds</text:p>
          </table:table-cell>
          <table:table-cell office:value-type="string" calcext:value-type="string">
            <text:p>Obs</text:p>
          </table:table-cell>
          <table:table-cell table:number-columns-repeated="16378"/>
        </table:table-row>
        <table:table-row table:style-name="ro1">
          <table:table-cell table:style-name="ce2" office:value-type="date" office:date-value="2015-02-21" calcext:value-type="date">
            <text:p>2/21/2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td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n optimised</text:p>
          </table:table-cell>
          <table:table-cell table:style-name="ce1" table:number-columns-repeated="16378"/>
        </table:table-row>
        <table:table-row table:style-name="ro1">
          <table:table-cell table:style-name="ce2" office:value-type="date" office:date-value="2016-02-21" calcext:value-type="date">
            <text:p>2/2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td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date" office:date-value="2016-02-21" calcext:value-type="date">
            <text:p>2/21/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T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TWISTS</text:p>
          </table:table-cell>
          <table:table-cell table:style-name="ce1" table:number-columns-repeated="16378"/>
        </table:table-row>
        <table:table-row table:style-name="ro1">
          <table:table-cell table:style-name="ce2" office:value-type="date" office:date-value="2018-02-21" calcext:value-type="date">
            <text:p>2/21/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T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date" office:date-value="2018-02-21" calcext:value-type="date">
            <text:p>2/21/20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td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A bit lateral</text:p>
          </table:table-cell>
          <table:table-cell table:style-name="ce1" table:number-columns-repeated="16378"/>
        </table:table-row>
        <table:table-row table:style-name="ro1">
          <table:table-cell table:style-name="ce2" office:value-type="date" office:date-value="2018-02-21" calcext:value-type="date">
            <text:p>2/21/2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T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TWISTS</text:p>
          </table:table-cell>
          <table:table-cell table:style-name="ce1" table:number-columns-repeated="16378"/>
        </table:table-row>
        <table:table-row table:style-name="ro1">
          <table:table-cell table:style-name="ce2" office:value-type="date" office:date-value="2003-03-21" calcext:value-type="date">
            <text:p>3/21/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td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date" office:date-value="2003-03-21" calcext:value-type="date">
            <text:p>3/21/20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date" office:date-value="2004-03-21" calcext:value-type="date">
            <text:p>3/21/2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td</text:p>
          </table:table-cell>
          <table:table-cell table:style-name="ce1" office:value-type="string" calcext:value-type="string">
            <text:p>YES </text:p>
          </table:table-cell>
          <table:table-cell table:style-name="ce1" office:value-type="string" calcext:value-type="string">
            <text:p>NO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date" office:date-value="2004-03-21" calcext:value-type="date">
            <text:p>3/21/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/>
          <table:table-cell table:style-name="ce1" table:number-columns-repeated="16378"/>
        </table:table-row>
        <table:table-row table:style-name="ro2">
          <table:table-cell table:style-name="ce2" office:value-type="date" office:date-value="2022-04-21" calcext:value-type="date">
            <text:p>4/21/2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Control</text:p>
          </table:table-cell>
          <table:table-cell/>
          <table:table-cell table:style-name="ce1" table:number-columns-repeated="16377"/>
        </table:table-row>
        <table:table-row table:style-name="ro2">
          <table:table-cell table:style-name="ce2" office:value-type="date" office:date-value="2022-04-21" calcext:value-type="date">
            <text:p>4/21/20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td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1" office:value-type="string" calcext:value-type="string">
            <text:p>Acq. Data: time step 2.63 min (2 min 38 sec). Z step 40 um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ut</text:p>
          </table:table-cell>
          <table:table-cell table:style-name="ce1" office:value-type="string" calcext:value-type="string">
            <text:p>Folds</text:p>
          </table:table-cell>
          <table:table-cell office:value-type="string" calcext:value-type="string">
            <text:p>Obs</text:p>
          </table:table-cell>
          <table:table-cell table:number-columns-repeated="16378"/>
        </table:table-row>
        <table:table-row table:style-name="ro2">
          <table:table-cell table:style-name="ce2" office:value-type="date" office:date-value="2022-02-21" calcext:value-type="date">
            <text:p>2/21/20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2" office:value-type="date" office:date-value="2022-02-21" calcext:value-type="date">
            <text:p>2/21/20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IGHT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2" office:value-type="date" office:date-value="2025-02-21" calcext:value-type="date">
            <text:p>2/21/20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Control</text:p>
          </table:table-cell>
          <table:table-cell table:number-columns-repeated="16378"/>
        </table:table-row>
        <table:table-row table:style-name="ro2">
          <table:table-cell table:style-name="ce2" office:value-type="date" office:date-value="2025-02-21" calcext:value-type="date">
            <text:p>2/21/20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Control</text:p>
          </table:table-cell>
          <table:table-cell table:number-columns-repeated="16378"/>
        </table:table-row>
        <table:table-row table:style-name="ro2">
          <table:table-cell table:style-name="ce2" office:value-type="date" office:date-value="2026-02-21" calcext:value-type="date">
            <text:p>2/21/20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2" office:value-type="date" office:date-value="2026-02-21" calcext:value-type="date">
            <text:p>2/21/20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INDA</text:p>
          </table:table-cell>
          <table:table-cell table:style-name="Default"/>
          <table:table-cell table:number-columns-repeated="16378"/>
        </table:table-row>
        <table:table-row table:style-name="ro2">
          <table:table-cell table:style-name="ce2" office:value-type="date" office:date-value="2023-04-21" calcext:value-type="date">
            <text:p>4/21/20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Control</text:p>
          </table:table-cell>
          <table:table-cell table:number-columns-repeated="16378"/>
        </table:table-row>
        <table:table-row table:style-name="ro2">
          <table:table-cell table:style-name="ce2" office:value-type="date" office:date-value="2023-04-21" calcext:value-type="date">
            <text:p>4/21/2023</text:p>
          </table:table-cell>
          <table:table-cell table:style-name="ce1" office:value-type="string" calcext:value-type="string">
            <text:p>5bis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Control, a bit tilted</text:p>
          </table:table-cell>
          <table:table-cell table:style-name="ce1" office:value-type="string" calcext:value-type="string">
            <text:p>renamed as 6</text:p>
          </table:table-cell>
          <table:table-cell table:number-columns-repeated="16377"/>
        </table:table-row>
        <table:table-row table:style-name="ro2">
          <table:table-cell table:style-name="ce3" office:value-type="date" office:date-value="2023-04-21" calcext:value-type="date">
            <text:p>4/21/2023</text:p>
          </table:table-cell>
          <table:table-cell table:style-name="ce6" office:value-type="string" calcext:value-type="string">
            <text:p>4bis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ntrol</text:p>
          </table:table-cell>
          <table:table-cell table:number-columns-repeated="16378"/>
        </table:table-row>
        <table:table-row table:style-name="ro2">
          <table:table-cell table:style-name="ce3" office:value-type="date" office:date-value="2023-04-21" calcext:value-type="date">
            <text:p>4/21/2023</text:p>
          </table:table-cell>
          <table:table-cell table:style-name="ce6" office:value-type="string" calcext:value-type="string">
            <text:p>3bis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ntrol</text:p>
          </table:table-cell>
          <table:table-cell table:number-columns-repeated="16378"/>
        </table:table-row>
        <table:table-row table:style-name="ro2">
          <table:table-cell table:style-name="ce1" office:value-type="string" calcext:value-type="string">
            <text:p>acq. Data: time step 2.63 min (2 min 38 sec). Z step 40 um</text:p>
          </table:table-cell>
          <table:table-cell table:number-columns-repeated="4"/>
          <table:table-cell table:style-name="Default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Embryo</text:p>
          </table:table-cell>
          <table:table-cell office:value-type="string" calcext:value-type="string">
            <text:p>Cau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Obs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09-03-21" calcext:value-type="date">
            <text:p>21/03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ixed, no folds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10-03-21" calcext:value-type="date">
            <text:p>21/03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control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10-03-21" calcext:value-type="date">
            <text:p>21/03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control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11-03-21" calcext:value-type="date">
            <text:p>21/03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ixed half, no folds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11-03-21" calcext:value-type="date">
            <text:p>21/03/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not fixed, folds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24-03-21" calcext:value-type="date">
            <text:p>21/03/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fixed, furrow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25-03-21" calcext:value-type="date">
            <text:p>21/03/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fixed, tiny furrow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25-03-21" calcext:value-type="date">
            <text:p>21/03/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control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27-03-21" calcext:value-type="date">
            <text:p>21/03/2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ixed, fold</text:p>
          </table:table-cell>
          <table:table-cell table:number-columns-repeated="16379"/>
        </table:table-row>
        <table:table-row table:style-name="ro2">
          <table:table-cell table:style-name="ce4" office:value-type="date" office:date-value="2027-03-21" calcext:value-type="date">
            <text:p>21/03/2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E R</text:p>
          </table:table-cell>
          <table:table-cell office:value-type="string" calcext:value-type="string">
            <text:p>twists</text:p>
          </table:table-cell>
          <table:table-cell table:number-columns-repeated="16379"/>
        </table:table-row>
        <table:table-row table:style-name="ro2">
          <table:table-cell table:style-name="ce4" office:value-type="date" office:date-value="1931-03-21" calcext:value-type="date">
            <text:p>21/03/1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not fixed, folds</text:p>
          </table:table-cell>
          <table:table-cell table:number-columns-repeated="16379"/>
        </table:table-row>
        <table:table-row table:style-name="ro2">
          <table:table-cell table:style-name="ce4" office:value-type="date" office:date-value="1931-03-21" calcext:value-type="date">
            <text:p>21/03/1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not fixed, folds</text:p>
          </table:table-cell>
          <table:table-cell table:number-columns-repeated="16379"/>
        </table:table-row>
        <table:table-row table:style-name="ro2">
          <table:table-cell table:style-name="ce5" office:value-type="date" office:date-value="1931-03-21" calcext:value-type="date">
            <text:p>21/03/193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F</text:p>
          </table:table-cell>
          <table:table-cell table:style-name="ce6" office:value-type="string" calcext:value-type="string">
            <text:p>not fixed, folds</text:p>
          </table:table-cell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15:41:16</meta:creation-date>
    <meta:initial-creator>Microsoft Office User</meta:initial-creator>
    <dc:language>en-US</dc:language>
    <dc:date>2023-02-13T17:46:13.395662438</dc:date>
    <meta:editing-cycles>2</meta:editing-cycles>
    <meta:editing-duration>PT10M</meta:editing-duration>
    <meta:generator>LibreOffice/7.4.4.2$Linux_X86_64 LibreOffice_project/40$Build-2</meta:generator>
    <meta:document-statistic meta:table-count="1" meta:cell-count="207" meta:object-count="0"/>
    <meta:user-defined meta:name="AppVersion">15.0000</meta:user-defined>
  </office:meta>
</office:document-meta>
</file>